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2.104cm" style:rel-column-width="8112*"/>
    </style:style>
    <style:style style:name="Tabelle17.B" style:family="table-column">
      <style:table-column-properties style:column-width="3.554cm" style:rel-column-width="13702*"/>
    </style:style>
    <style:style style:name="Tabelle17.C" style:family="table-column">
      <style:table-column-properties style:column-width="2.475cm" style:rel-column-width="9540*"/>
    </style:style>
    <style:style style:name="Tabelle17.D" style:family="table-column">
      <style:table-column-properties style:column-width="2.108cm" style:rel-column-width="8126*"/>
    </style:style>
    <style:style style:name="Tabelle17.E" style:family="table-column">
      <style:table-column-properties style:column-width="2.596cm" style:rel-column-width="10010*"/>
    </style:style>
    <style:style style:name="Tabelle17.F" style:family="table-column">
      <style:table-column-properties style:column-width="2.18cm" style:rel-column-width="8405*"/>
    </style:style>
    <style:style style:name="Tabelle17.G" style:family="table-column">
      <style:table-column-properties style:column-width="0.956cm" style:rel-column-width="3685*"/>
    </style:style>
    <style:style style:name="Tabelle17.H" style:family="table-column">
      <style:table-column-properties style:column-width="1.027cm" style:rel-column-width="3955*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E1" style:family="table-cell">
      <style:table-cell-properties fo:padding="0.097cm" fo:border-left="0.05pt solid #000000" fo:border-right="none" fo:border-top="none" fo:border-bottom="0.05pt solid #000000"/>
    </style:style>
    <style:style style:name="Tabelle17.H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.15" style:family="table-row">
      <style:table-row-properties style:min-row-height="0.549cm"/>
    </style:style>
    <style:style style:name="Tabelle26" style:family="table">
      <style:table-properties style:width="16.928cm" table:align="left"/>
    </style:style>
    <style:style style:name="Tabelle26.A" style:family="table-column">
      <style:table-column-properties style:column-width="2.106cm"/>
    </style:style>
    <style:style style:name="Tabelle26.B" style:family="table-column">
      <style:table-column-properties style:column-width="3.528cm"/>
    </style:style>
    <style:style style:name="Tabelle26.C" style:family="table-column">
      <style:table-column-properties style:column-width="2.524cm"/>
    </style:style>
    <style:style style:name="Tabelle26.D" style:family="table-column">
      <style:table-column-properties style:column-width="2.083cm"/>
    </style:style>
    <style:style style:name="Tabelle26.E" style:family="table-column">
      <style:table-column-properties style:column-width="5.733cm"/>
    </style:style>
    <style:style style:name="Tabelle26.F" style:family="table-column">
      <style:table-column-properties style:column-width="0.954cm"/>
    </style:style>
    <style:style style:name="Tabel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F1" style:family="table-cell">
      <style:table-cell-properties fo:padding="0.097cm" fo:border="0.05pt solid #000000"/>
    </style:style>
    <style:style style:name="Tabelle26.A2" style:family="table-cell">
      <style:table-cell-properties fo:padding="0.097cm" fo:border-left="0.05pt solid #000000" fo:border-right="none" fo:border-top="none" fo:border-bottom="0.05pt solid #000000"/>
    </style:style>
    <style:style style:name="Tabelle2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">
      <style:paragraph-properties style:text-autospace="none"/>
      <style:text-properties fo:color="#000000" style:font-name="Arial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3" style:family="paragraph" style:parent-style-name="Default">
      <style:paragraph-properties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4" style:family="paragraph" style:parent-style-name="Default">
      <style:paragraph-properties fo:text-align="start" style:justify-single-word="false" style:text-autospace="none"/>
      <style:text-properties fo:color="#000000"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5" style:family="paragraph" style:parent-style-name="Default">
      <style:paragraph-properties fo:text-align="start" style:justify-single-word="false" style:text-autospace="none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Default">
      <style:paragraph-properties fo:text-align="end" style:justify-single-word="false" style:text-autospace="none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Default">
      <style:paragraph-properties fo:text-align="start" style:justify-single-word="false" style:text-autospace="none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Default">
      <style:paragraph-properties fo:text-align="start" style:justify-single-word="false" style:text-autospace="none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 style:text-rotation-angle="90" style:text-rotation-scale="line-height"/>
    </style:style>
    <style:style style:name="P9" style:family="paragraph" style:parent-style-name="Default">
      <style:paragraph-properties style:text-autospace="none"/>
      <style:text-properties fo:color="#000000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Default">
      <style:paragraph-properties style:text-autospace="none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1" style:family="paragraph" style:parent-style-name="Default">
      <style:paragraph-properties style:text-autospace="none"/>
      <style:text-properties fo:color="#000000" style:font-name="Arial1" style:font-name-asian="Arial1" style:font-name-complex="Arial1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 style:text-rotation-angle="0" style:text-rotation-scale="line-heigh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 style:text-rotation-angle="90" style:text-rotation-scale="line-heigh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6" style:family="paragraph" style:parent-style-name="Table_20_Contents">
      <style:paragraph-properties fo:text-align="end" style:justify-single-word="false" style:text-autospace="none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 style:text-autospace="none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 style:text-rotation-angle="0" style:text-rotation-scale="line-height"/>
    </style:style>
    <style:style style:name="P18" style:family="paragraph" style:parent-style-name="Default" style:list-style-name="L1">
      <style:paragraph-properties fo:text-align="justify" style:justify-single-word="false" style:text-autospace="none"/>
      <style:text-properties fo:color="#000000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9" style:family="paragraph" style:parent-style-name="Heading_20_1">
      <style:text-properties fo:color="#000000" style:font-name="Arial1" style:font-name-asian="Arial1" style:font-name-complex="Arial1"/>
    </style:style>
    <style:style style:name="P20" style:family="paragraph" style:parent-style-name="Standard">
      <style:paragraph-properties>
        <style:tab-stops>
          <style:tab-stop style:position="2.988cm"/>
        </style:tab-stops>
      </style:paragraph-properties>
      <style:text-properties style:font-name="Arial" fo:font-size="14pt" fo:font-style="italic" style:font-size-asian="14pt" style:font-style-asian="italic" style:font-size-complex="14pt" style:font-style-complex="italic"/>
    </style:style>
    <style:style style:name="P21" style:family="paragraph" style:parent-style-name="Standard">
      <style:paragraph-properties>
        <style:tab-stops>
          <style:tab-stop style:position="2.988cm"/>
        </style:tab-stops>
      </style:paragraph-properties>
      <style:text-properties style:font-name="Arial" fo:font-style="italic" officeooo:paragraph-rsid="002049f4" style:font-style-asian="italic" style:font-style-complex="italic"/>
    </style:style>
    <style:style style:name="P22" style:family="paragraph" style:parent-style-name="Heading_20_2">
      <style:text-properties fo:color="#000000" style:font-name="Arial1" style:font-name-asian="Arial1" style:font-name-complex="Arial1"/>
    </style:style>
    <style:style style:name="T1" style:family="text">
      <style:text-properties fo:color="#000000" style:font-name="Arial1" style:font-name-asian="Arial1" style:font-name-complex="Arial1"/>
    </style:style>
    <style:style style:name="T2" style:family="text">
      <style:text-properties fo:color="#000000" style:font-name-asian="Arial1" style:font-name-complex="Arial1"/>
    </style:style>
    <style:style style:name="T3" style:family="text">
      <style:text-properties fo:font-size="14pt" fo:font-style="italic" fo:font-weight="normal" officeooo:rsid="001b02c9" style:font-size-asian="14pt" style:font-style-asian="italic" style:font-size-complex="14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weight="normal" officeooo:rsid="001b02c9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officeooo:rsid="000244bc"/>
    </style:style>
    <style:style style:name="T8" style:family="text">
      <style:text-properties fo:font-weight="normal" officeooo:rsid="001b02c9"/>
    </style:style>
    <style:style style:name="T9" style:family="text">
      <style:text-properties fo:font-weight="normal" officeooo:rsid="001b9c15"/>
    </style:style>
    <style:style style:name="T10" style:family="text">
      <style:text-properties fo:font-weight="normal" officeooo:rsid="002049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7 Ablauf- und Terminplanung </text:h>
      <text:p text:style-name="P20">Copyright 2010-2015 Rolf Hemmerling</text:p>
      <text:p text:style-name="P21"><text:span text:style-name="T5">Licensed under the </text:span><text:span text:style-name="T6">"Creative Commons Attribution-ShareAlike 4.0 International License"</text:span></text:p>
      <text:h text:style-name="P22" text:outline-level="2">7.1 Vorgangsliste </text:h>
      <text:p text:style-name="P9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column table:style-name="Tabelle17.G"/>
        <table:table-column table:style-name="Tabelle17.H"/>
        <table:table-row>
          <table:table-cell table:style-name="Tabelle17.A1" table:number-rows-spanned="2" office:value-type="string">
            <text:p text:style-name="P12"/>
            <text:p text:style-name="P12">Codierung</text:p>
          </table:table-cell>
          <table:table-cell table:style-name="Tabelle17.A1" table:number-rows-spanned="2" office:value-type="string">
            <text:p text:style-name="P12"/>
            <text:p text:style-name="P12">Bezeichnung</text:p>
          </table:table-cell>
          <table:table-cell table:style-name="Tabelle17.A1" table:number-rows-spanned="2" office:value-type="string">
            <text:p text:style-name="P12"/>
            <text:p text:style-name="P12">Vorgänger</text:p>
          </table:table-cell>
          <table:table-cell table:style-name="Tabelle17.A1" table:number-rows-spanned="2" office:value-type="string">
            <text:p text:style-name="P12"/>
            <text:p text:style-name="P12">Nachfolger</text:p>
          </table:table-cell>
          <table:table-cell table:style-name="Tabelle17.E1" table:number-columns-spanned="2" office:value-type="string">
            <text:p text:style-name="P12">Datum</text:p>
          </table:table-cell>
          <table:covered-table-cell/>
          <table:table-cell table:style-name="Tabelle17.E1" table:number-rows-spanned="2" office:value-type="string">
            <text:p text:style-name="P13"/>
            <text:p text:style-name="P14">Dauer /d</text:p>
          </table:table-cell>
          <table:table-cell table:style-name="Tabelle17.H1" table:number-rows-spanned="2" office:value-type="string">
            <text:p text:style-name="P7"/>
            <text:p text:style-name="P8">Personal-Aufwand /h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e17.E1" office:value-type="string">
            <text:p text:style-name="P12">Von</text:p>
          </table:table-cell>
          <table:table-cell table:style-name="Tabelle17.E1" office:value-type="string">
            <text:p text:style-name="P12">Bis</text:p>
          </table:table-cell>
          <table:covered-table-cell/>
          <table:covered-table-cell/>
        </table:table-row>
        <table:table-row>
          <table:table-cell table:style-name="Tabelle17.E1" office:value-type="string">
            <text:p text:style-name="P4">P001</text:p>
          </table:table-cell>
          <table:table-cell table:style-name="Tabelle17.E1" office:value-type="string">
            <text:p text:style-name="P4">Projekt 001 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4">P001-1-0-0</text:p>
          </table:table-cell>
          <table:table-cell table:style-name="Tabelle17.E1" office:value-type="string">
            <text:p text:style-name="P4">Soziales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4">P001-1-1-0</text:p>
          </table:table-cell>
          <table:table-cell table:style-name="Tabelle17.E1" office:value-type="string">
            <text:p text:style-name="P4">Arbeitsschutz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1-1-1</text:p>
          </table:table-cell>
          <table:table-cell table:style-name="Tabelle17.E1" office:value-type="string">
            <text:p text:style-name="P5">Arbeitsschutz Self-Assessment</text:p>
          </table:table-cell>
          <table:table-cell table:style-name="Tabelle17.E1" office:value-type="string">
            <text:p text:style-name="P5">P001-1-2-3</text:p>
          </table:table-cell>
          <table:table-cell table:style-name="Tabelle17.E1" office:value-type="string">
            <text:p text:style-name="P5">P001-4-2-2</text:p>
          </table:table-cell>
          <table:table-cell table:style-name="Tabelle17.E1" office:value-type="string">
            <text:p text:style-name="P5">2010-10-11</text:p>
          </table:table-cell>
          <table:table-cell table:style-name="Tabelle17.E1" office:value-type="string">
            <text:p text:style-name="P5">2010-10-11</text:p>
          </table:table-cell>
          <table:table-cell table:style-name="Tabelle17.E1" office:value-type="string">
            <text:p text:style-name="P6">1</text:p>
          </table:table-cell>
          <table:table-cell table:style-name="Tabelle17.H1" office:value-type="string">
            <text:p text:style-name="P6">8</text:p>
          </table:table-cell>
        </table:table-row>
        <table:table-row>
          <table:table-cell table:style-name="Tabelle17.E1" office:value-type="string">
            <text:p text:style-name="P5">P001-1-1-2</text:p>
          </table:table-cell>
          <table:table-cell table:style-name="Tabelle17.E1" office:value-type="string">
            <text:p text:style-name="P5">Arbeitsschutz Gefährdungs-beurteilung</text:p>
          </table:table-cell>
          <table:table-cell table:style-name="Tabelle17.E1" office:value-type="string">
            <text:p text:style-name="P5">P001-2-1-2</text:p>
          </table:table-cell>
          <table:table-cell table:style-name="Tabelle17.E1" office:value-type="string">
            <text:p text:style-name="P5">P001-2-1-3</text:p>
          </table:table-cell>
          <table:table-cell table:style-name="Tabelle17.E1" office:value-type="string">
            <text:p text:style-name="P5">2010-11-01</text:p>
          </table:table-cell>
          <table:table-cell table:style-name="Tabelle17.E1" office:value-type="string">
            <text:p text:style-name="P5">2010-11-08</text:p>
          </table:table-cell>
          <table:table-cell table:style-name="Tabelle17.E1" office:value-type="string">
            <text:p text:style-name="P6">6</text:p>
          </table:table-cell>
          <table:table-cell table:style-name="Tabelle17.H1" office:value-type="string">
            <text:p text:style-name="P16">40</text:p>
          </table:table-cell>
        </table:table-row>
        <table:table-row>
          <table:table-cell table:style-name="Tabelle17.E1" office:value-type="string">
            <text:p text:style-name="P7">P001-1-2-0</text:p>
          </table:table-cell>
          <table:table-cell table:style-name="Tabelle17.E1" office:value-type="string">
            <text:p text:style-name="P7">Organisation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1-2-1</text:p>
          </table:table-cell>
          <table:table-cell table:style-name="Tabelle17.E1" office:value-type="string">
            <text:p text:style-name="P5">Organigramm</text:p>
          </table:table-cell>
          <table:table-cell table:style-name="Tabelle17.E1" office:value-type="string">
            <text:p text:style-name="P5">P001-2-1-1</text:p>
          </table:table-cell>
          <table:table-cell table:style-name="Tabelle17.E1" office:value-type="string">
            <text:p text:style-name="P5">P001-1-2-3</text:p>
          </table:table-cell>
          <table:table-cell table:style-name="Tabelle17.E1" office:value-type="string">
            <text:p text:style-name="P5">2010-10-04</text:p>
          </table:table-cell>
          <table:table-cell table:style-name="Tabelle17.E1" office:value-type="string">
            <text:p text:style-name="P5">2010-04-10</text:p>
          </table:table-cell>
          <table:table-cell table:style-name="Tabelle17.E1" office:value-type="string">
            <text:p text:style-name="P6">1</text:p>
          </table:table-cell>
          <table:table-cell table:style-name="Tabelle17.H1" office:value-type="string">
            <text:p text:style-name="P16">8</text:p>
          </table:table-cell>
        </table:table-row>
        <table:table-row>
          <table:table-cell table:style-name="Tabelle17.E1" office:value-type="string">
            <text:p text:style-name="P5">P001-1-2-2</text:p>
          </table:table-cell>
          <table:table-cell table:style-name="Tabelle17.E1" office:value-type="string">
            <text:p text:style-name="P5">Richtlinien</text:p>
          </table:table-cell>
          <table:table-cell table:style-name="Tabelle17.E1" office:value-type="string">
            <text:p text:style-name="P5">P001-M2</text:p>
          </table:table-cell>
          <table:table-cell table:style-name="Tabelle17.E1" office:value-type="string">
            <text:p text:style-name="P5">P001-M3</text:p>
          </table:table-cell>
          <table:table-cell table:style-name="Tabelle17.E1" office:value-type="string">
            <text:p text:style-name="P5">2010-09-20</text:p>
          </table:table-cell>
          <table:table-cell table:style-name="Tabelle17.E1" office:value-type="string">
            <text:p text:style-name="P5">2011-05-31</text:p>
          </table:table-cell>
          <table:table-cell table:style-name="Tabelle17.E1" office:value-type="string">
            <text:p text:style-name="P6">182</text:p>
          </table:table-cell>
          <table:table-cell table:style-name="Tabelle17.H1" office:value-type="string">
            <text:p text:style-name="P6">91</text:p>
          </table:table-cell>
        </table:table-row>
        <table:table-row>
          <table:table-cell table:style-name="Tabelle17.E1" office:value-type="string">
            <text:p text:style-name="P5">P001-1-2-3</text:p>
          </table:table-cell>
          <table:table-cell table:style-name="Tabelle17.E1" office:value-type="string">
            <text:p text:style-name="P5">Dokumenten-lenkung</text:p>
          </table:table-cell>
          <table:table-cell table:style-name="Tabelle17.E1" office:value-type="string">
            <text:p text:style-name="P5">P001-1-2-1</text:p>
          </table:table-cell>
          <table:table-cell table:style-name="Tabelle17.E1" office:value-type="string">
            <text:p text:style-name="P5">P001-1-1-1</text:p>
          </table:table-cell>
          <table:table-cell table:style-name="Tabelle17.E1" office:value-type="string">
            <text:p text:style-name="P5">2010-10-05</text:p>
          </table:table-cell>
          <table:table-cell table:style-name="Tabelle17.E1" office:value-type="string">
            <text:p text:style-name="P5">2010-10-08</text:p>
          </table:table-cell>
          <table:table-cell table:style-name="Tabelle17.E1" office:value-type="string">
            <text:p text:style-name="P6">4</text:p>
          </table:table-cell>
          <table:table-cell table:style-name="Tabelle17.H1" office:value-type="string">
            <text:p text:style-name="P16">32</text:p>
          </table:table-cell>
        </table:table-row>
        <table:table-row>
          <table:table-cell table:style-name="Tabelle17.E1" office:value-type="string">
            <text:p text:style-name="P7">P001-2-0-0</text:p>
          </table:table-cell>
          <table:table-cell table:style-name="Tabelle17.E1" office:value-type="string">
            <text:p text:style-name="P7">Services &amp; Prozesse 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7">P001-2-1-0</text:p>
          </table:table-cell>
          <table:table-cell table:style-name="Tabelle17.E1" office:value-type="string">
            <text:p text:style-name="P7">Services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2-1-1</text:p>
          </table:table-cell>
          <table:table-cell table:style-name="Tabelle17.E1" office:value-type="string">
            <text:p text:style-name="P5">Service-Katalog</text:p>
          </table:table-cell>
          <table:table-cell table:style-name="Tabelle17.E1" office:value-type="string">
            <text:p text:style-name="P5">P001-2-2-1</text:p>
          </table:table-cell>
          <table:table-cell table:style-name="Tabelle17.E1" office:value-type="string">
            <text:p text:style-name="P5">P001-1-2-1</text:p>
            <text:p text:style-name="P5">P001-2-1-2</text:p>
          </table:table-cell>
          <table:table-cell table:style-name="Tabelle17.E1" office:value-type="string">
            <text:p text:style-name="P5">2010-09-27</text:p>
          </table:table-cell>
          <table:table-cell table:style-name="Tabelle17.E1" office:value-type="string">
            <text:p text:style-name="P5">2010-10-01</text:p>
          </table:table-cell>
          <table:table-cell table:style-name="Tabelle17.E1" office:value-type="string">
            <text:p text:style-name="P6">5</text:p>
          </table:table-cell>
          <table:table-cell table:style-name="Tabelle17.H1" office:value-type="string">
            <text:p text:style-name="P16">38</text:p>
          </table:table-cell>
        </table:table-row>
        <table:table-row table:style-name="Tabelle17.15">
          <table:table-cell table:style-name="Tabelle17.E1" office:value-type="string">
            <text:p text:style-name="P5">P001-2-1-2</text:p>
          </table:table-cell>
          <table:table-cell table:style-name="Tabelle17.E1" office:value-type="string">
            <text:p text:style-name="P5">Service-Priorisierung</text:p>
          </table:table-cell>
          <table:table-cell table:style-name="Tabelle17.E1" office:value-type="string">
            <text:p text:style-name="P5">P001-2-1-1,</text:p>
            <text:p text:style-name="P5">P001-3-2-1</text:p>
          </table:table-cell>
          <table:table-cell table:style-name="Tabelle17.E1" office:value-type="string">
            <text:p text:style-name="P5">P001-1-1-2</text:p>
          </table:table-cell>
          <table:table-cell table:style-name="Tabelle17.E1" office:value-type="string">
            <text:p text:style-name="P5">2010-10-25</text:p>
          </table:table-cell>
          <table:table-cell table:style-name="Tabelle17.E1" office:value-type="string">
            <text:p text:style-name="P5">2010-10-29</text:p>
          </table:table-cell>
          <table:table-cell table:style-name="Tabelle17.E1" office:value-type="string">
            <text:p text:style-name="P6">5</text:p>
          </table:table-cell>
          <table:table-cell table:style-name="Tabelle17.H1" office:value-type="string">
            <text:p text:style-name="P16">45</text:p>
          </table:table-cell>
        </table:table-row>
        <table:table-row>
          <table:table-cell table:style-name="Tabelle17.E1" office:value-type="string">
            <text:p text:style-name="P5">P001-2-1-3</text:p>
          </table:table-cell>
          <table:table-cell table:style-name="Tabelle17.E1" office:value-type="string">
            <text:p text:style-name="P5">Service-Landkarte</text:p>
          </table:table-cell>
          <table:table-cell table:style-name="Tabelle17.E1" office:value-type="string">
            <text:p text:style-name="P5">P001-1-1-2</text:p>
          </table:table-cell>
          <table:table-cell table:style-name="Tabelle17.E1" office:value-type="string">
            <text:p text:style-name="P5">P001-2-2-2</text:p>
          </table:table-cell>
          <table:table-cell table:style-name="Tabelle17.E1" office:value-type="string">
            <text:p text:style-name="P5">2010-11-09</text:p>
          </table:table-cell>
          <table:table-cell table:style-name="Tabelle17.E1" office:value-type="string">
            <text:p text:style-name="P5">2010-12-06</text:p>
          </table:table-cell>
          <table:table-cell table:style-name="Tabelle17.E1" office:value-type="string">
            <text:p text:style-name="P6">20</text:p>
          </table:table-cell>
          <table:table-cell table:style-name="Tabelle17.H1" office:value-type="string">
            <text:p text:style-name="P16">160</text:p>
          </table:table-cell>
        </table:table-row>
        <table:table-row>
          <table:table-cell table:style-name="Tabelle17.E1" office:value-type="string">
            <text:p text:style-name="P5">P001-2-1-4</text:p>
          </table:table-cell>
          <table:table-cell table:style-name="Tabelle17.E1" office:value-type="string">
            <text:p text:style-name="P5">Service-Beschreibung</text:p>
          </table:table-cell>
          <table:table-cell table:style-name="Tabelle17.E1" office:value-type="string">
            <text:p text:style-name="P5">P001-M3</text:p>
          </table:table-cell>
          <table:table-cell table:style-name="Tabelle17.E1" office:value-type="string">
            <text:p text:style-name="P5">P001-M4</text:p>
          </table:table-cell>
          <table:table-cell table:style-name="Tabelle17.E1" office:value-type="string">
            <text:p text:style-name="P5">2010-10-04</text:p>
          </table:table-cell>
          <table:table-cell table:style-name="Tabelle17.E1" office:value-type="string">
            <text:p text:style-name="P5">2011-06-17</text:p>
          </table:table-cell>
          <table:table-cell table:style-name="Tabelle17.E1" office:value-type="string">
            <text:p text:style-name="P6">185</text:p>
          </table:table-cell>
          <table:table-cell table:style-name="Tabelle17.H1" office:value-type="string">
            <text:p text:style-name="P16">232</text:p>
          </table:table-cell>
        </table:table-row>
        <table:table-row>
          <table:table-cell table:style-name="Tabelle17.E1" office:value-type="string">
            <text:p text:style-name="P7">P001-2-2-0</text:p>
          </table:table-cell>
          <table:table-cell table:style-name="Tabelle17.E1" office:value-type="string">
            <text:p text:style-name="P7">Prozesse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2-2-1</text:p>
          </table:table-cell>
          <table:table-cell table:style-name="Tabelle17.E1" office:value-type="string">
            <text:p text:style-name="P5">Prozess-Katalog</text:p>
          </table:table-cell>
          <table:table-cell table:style-name="Tabelle17.E1" office:value-type="string">
            <text:p text:style-name="P5">P001-M2</text:p>
          </table:table-cell>
          <table:table-cell table:style-name="Tabelle17.E1" office:value-type="string">
            <text:p text:style-name="P5">P001-2-1-1</text:p>
          </table:table-cell>
          <table:table-cell table:style-name="Tabelle17.E1" office:value-type="string">
            <text:p text:style-name="P5">2010-09-20</text:p>
          </table:table-cell>
          <table:table-cell table:style-name="Tabelle17.E1" office:value-type="string">
            <text:p text:style-name="P5">2010-09-24</text:p>
          </table:table-cell>
          <table:table-cell table:style-name="Tabelle17.E1" office:value-type="string">
            <text:p text:style-name="P6">5</text:p>
          </table:table-cell>
          <table:table-cell table:style-name="Tabelle17.H1" office:value-type="string">
            <text:p text:style-name="P16">39</text:p>
          </table:table-cell>
        </table:table-row>
        <table:table-row>
          <table:table-cell table:style-name="Tabelle17.E1" office:value-type="string">
            <text:p text:style-name="P5">P001-2-2-2</text:p>
          </table:table-cell>
          <table:table-cell table:style-name="Tabelle17.E1" office:value-type="string">
            <text:p text:style-name="P5">Prozess-Landkarte</text:p>
          </table:table-cell>
          <table:table-cell table:style-name="Tabelle17.E1" office:value-type="string">
            <text:p text:style-name="P5">P001-2-1-3</text:p>
          </table:table-cell>
          <table:table-cell table:style-name="Tabelle17.E1" office:value-type="string">
            <text:p text:style-name="P5">P001-4-1-1</text:p>
          </table:table-cell>
          <table:table-cell table:style-name="Tabelle17.E1" office:value-type="string">
            <text:p text:style-name="P5">2010-12-07</text:p>
          </table:table-cell>
          <table:table-cell table:style-name="Tabelle17.E1" office:value-type="string">
            <text:p text:style-name="P5">2011-01-03</text:p>
          </table:table-cell>
          <table:table-cell table:style-name="Tabelle17.E1" office:value-type="string">
            <text:p text:style-name="P6">20</text:p>
          </table:table-cell>
          <table:table-cell table:style-name="Tabelle17.H1" office:value-type="string">
            <text:p text:style-name="P16">160</text:p>
          </table:table-cell>
        </table:table-row>
        <table:table-row>
          <table:table-cell table:style-name="Tabelle17.E1" office:value-type="string">
            <text:p text:style-name="P5">P001-2-2-3</text:p>
          </table:table-cell>
          <table:table-cell table:style-name="Tabelle17.E1" office:value-type="string">
            <text:p text:style-name="P5">Prozess-Beschreibung</text:p>
          </table:table-cell>
          <table:table-cell table:style-name="Tabelle17.E1" office:value-type="string">
            <text:p text:style-name="P5">P001-M2</text:p>
          </table:table-cell>
          <table:table-cell table:style-name="Tabelle17.E1" office:value-type="string">
            <text:p text:style-name="P5">P001-M3</text:p>
          </table:table-cell>
          <table:table-cell table:style-name="Tabelle17.E1" office:value-type="string">
            <text:p text:style-name="P5">2010-09-20</text:p>
          </table:table-cell>
          <table:table-cell table:style-name="Tabelle17.E1" office:value-type="string">
            <text:p text:style-name="P5">2011-05-31</text:p>
          </table:table-cell>
          <table:table-cell table:style-name="Tabelle17.E1" office:value-type="string">
            <text:p text:style-name="P6">182</text:p>
          </table:table-cell>
          <table:table-cell table:style-name="Tabelle17.H1" office:value-type="string">
            <text:p text:style-name="P16">243</text:p>
          </table:table-cell>
        </table:table-row>
        <table:table-row>
          <table:table-cell table:style-name="Tabelle17.E1" office:value-type="string">
            <text:p text:style-name="P5">P001-2-2-4</text:p>
          </table:table-cell>
          <table:table-cell table:style-name="Tabelle17.E1" office:value-type="string">
            <text:p text:style-name="P5">Prozess-Visualisierung</text:p>
          </table:table-cell>
          <table:table-cell table:style-name="Tabelle17.E1" office:value-type="string">
            <text:p text:style-name="P5">P001-M3</text:p>
          </table:table-cell>
          <table:table-cell table:style-name="Tabelle17.E1" office:value-type="string">
            <text:p text:style-name="P5">P001-M4</text:p>
          </table:table-cell>
          <table:table-cell table:style-name="Tabelle17.E1" office:value-type="string">
            <text:p text:style-name="P5">2010-09-27</text:p>
          </table:table-cell>
          <table:table-cell table:style-name="Tabelle17.E1" office:value-type="string">
            <text:p text:style-name="P5">2011-06-17</text:p>
          </table:table-cell>
          <table:table-cell table:style-name="Tabelle17.E1" office:value-type="string">
            <text:p text:style-name="P6">190</text:p>
          </table:table-cell>
          <table:table-cell table:style-name="Tabelle17.H1" office:value-type="string">
            <text:p text:style-name="P16">238</text:p>
          </table:table-cell>
        </table:table-row>
        <text:soft-page-break/>
        <table:table-row>
          <table:table-cell table:style-name="Tabelle17.E1" office:value-type="string">
            <text:p text:style-name="P7">P001-3-0-0</text:p>
          </table:table-cell>
          <table:table-cell table:style-name="Tabelle17.E1" office:value-type="string">
            <text:p text:style-name="P7">Projekt-management 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7">P001-3-1-0</text:p>
          </table:table-cell>
          <table:table-cell table:style-name="Tabelle17.E1" office:value-type="string">
            <text:p text:style-name="P7">Projektablauf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3-1-1</text:p>
          </table:table-cell>
          <table:table-cell table:style-name="Tabelle17.E1" office:value-type="string">
            <text:p text:style-name="P5">Projektplanung</text:p>
          </table:table-cell>
          <table:table-cell table:style-name="Tabelle17.E1" office:value-type="string">
            <text:p text:style-name="P5">P001-M1</text:p>
          </table:table-cell>
          <table:table-cell table:style-name="Tabelle17.E1" office:value-type="string">
            <text:p text:style-name="P5">P001-3-1-2</text:p>
          </table:table-cell>
          <table:table-cell table:style-name="Tabelle17.E1" office:value-type="string">
            <text:p text:style-name="P5">2010-01-09</text:p>
          </table:table-cell>
          <table:table-cell table:style-name="Tabelle17.E1" office:value-type="string">
            <text:p text:style-name="P5">2010-01-15</text:p>
          </table:table-cell>
          <table:table-cell table:style-name="Tabelle17.E1" office:value-type="string">
            <text:p text:style-name="P6">11</text:p>
          </table:table-cell>
          <table:table-cell table:style-name="Tabelle17.H1" office:value-type="string">
            <text:p text:style-name="P6">84</text:p>
          </table:table-cell>
        </table:table-row>
        <table:table-row>
          <table:table-cell table:style-name="Tabelle17.E1" office:value-type="string">
            <text:p text:style-name="P5">P001-3-1-2</text:p>
          </table:table-cell>
          <table:table-cell table:style-name="Tabelle17.E1" office:value-type="string">
            <text:p text:style-name="P5">Projekt Kick-Off Veranstaltung</text:p>
          </table:table-cell>
          <table:table-cell table:style-name="Tabelle17.E1" office:value-type="string">
            <text:p text:style-name="P5">P001-3-1-1</text:p>
          </table:table-cell>
          <table:table-cell table:style-name="Tabelle17.E1" office:value-type="string">
            <text:p text:style-name="P5">P001-M2</text:p>
          </table:table-cell>
          <table:table-cell table:style-name="Tabelle17.E1" office:value-type="string">
            <text:p text:style-name="P5">2010-09-15</text:p>
          </table:table-cell>
          <table:table-cell table:style-name="Tabelle17.E1" office:value-type="string">
            <text:p text:style-name="P5">2010-09-15</text:p>
          </table:table-cell>
          <table:table-cell table:style-name="Tabelle17.E1" office:value-type="string">
            <text:p text:style-name="P6">1</text:p>
          </table:table-cell>
          <table:table-cell table:style-name="Tabelle17.H1" office:value-type="string">
            <text:p text:style-name="P16">8</text:p>
          </table:table-cell>
        </table:table-row>
        <table:table-row>
          <table:table-cell table:style-name="Tabelle17.E1" office:value-type="string">
            <text:p text:style-name="P5">P001-3-1-3</text:p>
          </table:table-cell>
          <table:table-cell table:style-name="Tabelle17.E1" office:value-type="string">
            <text:p text:style-name="P5">Projekt-Abschluss</text:p>
          </table:table-cell>
          <table:table-cell table:style-name="Tabelle17.E1" office:value-type="string">
            <text:p text:style-name="P5">P001-3-2-2</text:p>
          </table:table-cell>
          <table:table-cell table:style-name="Tabelle17.E1" office:value-type="string">
            <text:p text:style-name="P5">P001-M7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7">P001-3-2-0</text:p>
          </table:table-cell>
          <table:table-cell table:style-name="Tabelle17.E1" office:value-type="string">
            <text:p text:style-name="P7">Projektberichte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3-2-1</text:p>
          </table:table-cell>
          <table:table-cell table:style-name="Tabelle17.E1" office:value-type="string">
            <text:p text:style-name="P5">Projekt-Statusberichte</text:p>
          </table:table-cell>
          <table:table-cell table:style-name="Tabelle17.E1" office:value-type="string">
            <text:p text:style-name="P5">P001-4-4-1,</text:p>
            <text:p text:style-name="P5">P001-1-2-2,</text:p>
            <text:p text:style-name="P5">P001-2-2-1,</text:p>
            <text:p text:style-name="P5">P001-4-4-2,</text:p>
            <text:p text:style-name="P5">P001-3-3-1,</text:p>
            <text:p text:style-name="P5">P001-3-3-3</text:p>
          </table:table-cell>
          <table:table-cell table:style-name="Tabelle17.E1" office:value-type="string">
            <text:p text:style-name="P5">P001-3-2-1,</text:p>
            <text:p text:style-name="P5">P001-M3,</text:p>
            <text:p text:style-name="P5">P001-M4,</text:p>
            <text:p text:style-name="P5">P001-M5,</text:p>
            <text:p text:style-name="P5">P001-M6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>2010-10-22,</text:p>
            <text:p text:style-name="P5">2011-06-01,</text:p>
            <text:p text:style-name="P5">2011-06-03,</text:p>
            <text:p text:style-name="P5">2011-07-29,</text:p>
            <text:p text:style-name="P5">2011-08-22</text:p>
          </table:table-cell>
          <table:table-cell table:style-name="Tabelle17.E1" office:value-type="string">
            <text:p text:style-name="P6">-</text:p>
          </table:table-cell>
          <table:table-cell table:style-name="Tabelle17.H1" office:value-type="string">
            <text:p text:style-name="P16">30</text:p>
          </table:table-cell>
        </table:table-row>
        <table:table-row>
          <table:table-cell table:style-name="Tabelle17.E1" office:value-type="string">
            <text:p text:style-name="P5">P001-3-2-2</text:p>
          </table:table-cell>
          <table:table-cell table:style-name="Tabelle17.E1" office:value-type="string">
            <text:p text:style-name="P5">Projekt-Abschlussbericht</text:p>
          </table:table-cell>
          <table:table-cell table:style-name="Tabelle17.E1" office:value-type="string">
            <text:p text:style-name="P5">P001-3-3-4</text:p>
          </table:table-cell>
          <table:table-cell table:style-name="Tabelle17.E1" office:value-type="string">
            <text:p text:style-name="P5">P001-3-1-3</text:p>
          </table:table-cell>
          <table:table-cell table:style-name="Tabelle17.E1" office:value-type="string">
            <text:p text:style-name="P5">2011-08-26</text:p>
          </table:table-cell>
          <table:table-cell table:style-name="Tabelle17.E1" office:value-type="string">
            <text:p text:style-name="P5">2011-08-30</text:p>
          </table:table-cell>
          <table:table-cell table:style-name="Tabelle17.E1" office:value-type="string">
            <text:p text:style-name="P6">3</text:p>
          </table:table-cell>
          <table:table-cell table:style-name="Tabelle17.H1" office:value-type="string">
            <text:p text:style-name="P16">20</text:p>
          </table:table-cell>
        </table:table-row>
        <table:table-row>
          <table:table-cell table:style-name="Tabelle17.E1" office:value-type="string">
            <text:p text:style-name="P7">P001-3-3-0</text:p>
          </table:table-cell>
          <table:table-cell table:style-name="Tabelle17.E1" office:value-type="string">
            <text:p text:style-name="P7">Qualitäts-management-System 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3-3-1</text:p>
          </table:table-cell>
          <table:table-cell table:style-name="Tabelle17.E1" office:value-type="string">
            <text:p text:style-name="P5">Qualitäts-management-Einführung</text:p>
          </table:table-cell>
          <table:table-cell table:style-name="Tabelle17.E1" office:value-type="string">
            <text:p text:style-name="P5">P001-M4</text:p>
          </table:table-cell>
          <table:table-cell table:style-name="Tabelle17.E1" office:value-type="string">
            <text:p text:style-name="P5">P001-3-2-1</text:p>
          </table:table-cell>
          <table:table-cell table:style-name="Tabelle17.E1" office:value-type="string">
            <text:p text:style-name="P5">2011-06-20</text:p>
          </table:table-cell>
          <table:table-cell table:style-name="Tabelle17.E1" office:value-type="string">
            <text:p text:style-name="P5">2011-07-28</text:p>
          </table:table-cell>
          <table:table-cell table:style-name="Tabelle17.E1" office:value-type="string">
            <text:p text:style-name="P6">29</text:p>
          </table:table-cell>
          <table:table-cell table:style-name="Tabelle17.H1" office:value-type="string">
            <text:p text:style-name="P16">290</text:p>
          </table:table-cell>
        </table:table-row>
        <table:table-row>
          <table:table-cell table:style-name="Tabelle17.E1" office:value-type="string">
            <text:p text:style-name="P5">P001-3-3-2</text:p>
          </table:table-cell>
          <table:table-cell table:style-name="Tabelle17.E1" office:value-type="string">
            <text:p text:style-name="P5">Audit-Planung</text:p>
          </table:table-cell>
          <table:table-cell table:style-name="Tabelle17.E1" office:value-type="string">
            <text:p text:style-name="P5">P001-M5</text:p>
          </table:table-cell>
          <table:table-cell table:style-name="Tabelle17.E1" office:value-type="string">
            <text:p text:style-name="P5">P001-3-3-3</text:p>
          </table:table-cell>
          <table:table-cell table:style-name="Tabelle17.E1" office:value-type="string">
            <text:p text:style-name="P5">2011-08-01</text:p>
          </table:table-cell>
          <table:table-cell table:style-name="Tabelle17.E1" office:value-type="string">
            <text:p text:style-name="P5">2011-08-18</text:p>
          </table:table-cell>
          <table:table-cell table:style-name="Tabelle17.E1" office:value-type="string">
            <text:p text:style-name="P6">14</text:p>
          </table:table-cell>
          <table:table-cell table:style-name="Tabelle17.H1" office:value-type="string">
            <text:p text:style-name="P16">112</text:p>
          </table:table-cell>
        </table:table-row>
        <table:table-row>
          <table:table-cell table:style-name="Tabelle17.E1" office:value-type="string">
            <text:p text:style-name="P5">P001-3-3-3</text:p>
          </table:table-cell>
          <table:table-cell table:style-name="Tabelle17.E1" office:value-type="string">
            <text:p text:style-name="P5">Qualitäts-management-Audit</text:p>
          </table:table-cell>
          <table:table-cell table:style-name="Tabelle17.E1" office:value-type="string">
            <text:p text:style-name="P5">P001-3-3-2</text:p>
          </table:table-cell>
          <table:table-cell table:style-name="Tabelle17.E1" office:value-type="string">
            <text:p text:style-name="P5">P001-3-2-1</text:p>
          </table:table-cell>
          <table:table-cell table:style-name="Tabelle17.E1" office:value-type="string">
            <text:p text:style-name="P5">2011-08-19</text:p>
          </table:table-cell>
          <table:table-cell table:style-name="Tabelle17.E1" office:value-type="string">
            <text:p text:style-name="P5">2011-08-19</text:p>
          </table:table-cell>
          <table:table-cell table:style-name="Tabelle17.E1" office:value-type="string">
            <text:p text:style-name="P6">1</text:p>
          </table:table-cell>
          <table:table-cell table:style-name="Tabelle17.H1" office:value-type="string">
            <text:p text:style-name="P16">7</text:p>
          </table:table-cell>
        </table:table-row>
        <table:table-row>
          <table:table-cell table:style-name="Tabelle17.E1" office:value-type="string">
            <text:p text:style-name="P5">P001-3-3-4</text:p>
          </table:table-cell>
          <table:table-cell table:style-name="Tabelle17.E1" office:value-type="string">
            <text:p text:style-name="P5">Korrekturmaß-nahmen</text:p>
          </table:table-cell>
          <table:table-cell table:style-name="Tabelle17.E1" office:value-type="string">
            <text:p text:style-name="P5">P001-M6</text:p>
          </table:table-cell>
          <table:table-cell table:style-name="Tabelle17.E1" office:value-type="string">
            <text:p text:style-name="P5">P001-3-2-2</text:p>
          </table:table-cell>
          <table:table-cell table:style-name="Tabelle17.E1" office:value-type="string">
            <text:p text:style-name="P5">2011-08-24</text:p>
          </table:table-cell>
          <table:table-cell table:style-name="Tabelle17.E1" office:value-type="string">
            <text:p text:style-name="P5">2011-08-25</text:p>
          </table:table-cell>
          <table:table-cell table:style-name="Tabelle17.E1" office:value-type="string">
            <text:p text:style-name="P6">2</text:p>
          </table:table-cell>
          <table:table-cell table:style-name="Tabelle17.H1" office:value-type="string">
            <text:p text:style-name="P16">33</text:p>
          </table:table-cell>
        </table:table-row>
        <table:table-row>
          <table:table-cell table:style-name="Tabelle17.E1" office:value-type="string">
            <text:p text:style-name="P7">P001-4-0-0</text:p>
          </table:table-cell>
          <table:table-cell table:style-name="Tabelle17.E1" office:value-type="string">
            <text:p text:style-name="P7">Infrastruktur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7">P001-4-1-0</text:p>
          </table:table-cell>
          <table:table-cell table:style-name="Tabelle17.E1" office:value-type="string">
            <text:p text:style-name="P7">Safety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4-1-1</text:p>
          </table:table-cell>
          <table:table-cell table:style-name="Tabelle17.E1" office:value-type="string">
            <text:p text:style-name="P5">Safety-Schutzkonzept</text:p>
          </table:table-cell>
          <table:table-cell table:style-name="Tabelle17.E1" office:value-type="string">
            <text:p text:style-name="P5">P001-2-2-2</text:p>
          </table:table-cell>
          <table:table-cell table:style-name="Tabelle17.E1" office:value-type="string">
            <text:p text:style-name="P5">P001-4-1-2</text:p>
          </table:table-cell>
          <table:table-cell table:style-name="Tabelle17.E1" office:value-type="string">
            <text:p text:style-name="P5">2011-01-04</text:p>
          </table:table-cell>
          <table:table-cell table:style-name="Tabelle17.E1" office:value-type="string">
            <text:p text:style-name="P5">2011-01-31</text:p>
          </table:table-cell>
          <table:table-cell table:style-name="Tabelle17.E1" office:value-type="string">
            <text:p text:style-name="P6">20</text:p>
          </table:table-cell>
          <table:table-cell table:style-name="Tabelle17.H1" office:value-type="string">
            <text:p text:style-name="P16">150</text:p>
          </table:table-cell>
        </table:table-row>
        <table:table-row>
          <table:table-cell table:style-name="Tabelle17.E1" office:value-type="string">
            <text:p text:style-name="P5">P001-4-1-2</text:p>
          </table:table-cell>
          <table:table-cell table:style-name="Tabelle17.E1" office:value-type="string">
            <text:p text:style-name="P5">Klimatisierungs-Konzept</text:p>
          </table:table-cell>
          <table:table-cell table:style-name="Tabelle17.E1" office:value-type="string">
            <text:p text:style-name="P5">P001-4-1-1</text:p>
          </table:table-cell>
          <table:table-cell table:style-name="Tabelle17.E1" office:value-type="string">
            <text:p text:style-name="P5">P001-4-2-1</text:p>
          </table:table-cell>
          <table:table-cell table:style-name="Tabelle17.E1" office:value-type="string">
            <text:p text:style-name="P5">2011-02-01</text:p>
          </table:table-cell>
          <table:table-cell table:style-name="Tabelle17.E1" office:value-type="string">
            <text:p text:style-name="P5">2011-02-28</text:p>
          </table:table-cell>
          <table:table-cell table:style-name="Tabelle17.E1" office:value-type="string">
            <text:p text:style-name="P6">20</text:p>
          </table:table-cell>
          <table:table-cell table:style-name="Tabelle17.H1" office:value-type="string">
            <text:p text:style-name="P16">150</text:p>
          </table:table-cell>
        </table:table-row>
        <table:table-row>
          <table:table-cell table:style-name="Tabelle17.E1" office:value-type="string">
            <text:p text:style-name="P7">P001-4-2-0</text:p>
          </table:table-cell>
          <table:table-cell table:style-name="Tabelle17.E1" office:value-type="string">
            <text:p text:style-name="P7">Security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15"/>
          </table:table-cell>
          <table:table-cell table:style-name="Tabelle17.H1" office:value-type="string">
            <text:p text:style-name="P15"/>
          </table:table-cell>
        </table:table-row>
        <table:table-row>
          <table:table-cell table:style-name="Tabelle17.E1" office:value-type="string">
            <text:p text:style-name="P5">P001-4-2-1</text:p>
          </table:table-cell>
          <table:table-cell table:style-name="Tabelle17.E1" office:value-type="string">
            <text:p text:style-name="P5">Security-Schutzkonzept</text:p>
          </table:table-cell>
          <table:table-cell table:style-name="Tabelle17.E1" office:value-type="string">
            <text:p text:style-name="P5">P001-4-1-2</text:p>
          </table:table-cell>
          <table:table-cell table:style-name="Tabelle17.E1" office:value-type="string">
            <text:p text:style-name="P5">P001-4-4-2</text:p>
          </table:table-cell>
          <table:table-cell table:style-name="Tabelle17.E1" office:value-type="string">
            <text:p text:style-name="P5">2011-03-01</text:p>
          </table:table-cell>
          <table:table-cell table:style-name="Tabelle17.E1" office:value-type="string">
            <text:p text:style-name="P5">2011-05-23</text:p>
          </table:table-cell>
          <table:table-cell table:style-name="Tabelle17.E1" office:value-type="string">
            <text:p text:style-name="P6">60</text:p>
          </table:table-cell>
          <table:table-cell table:style-name="Tabelle17.H1" office:value-type="string">
            <text:p text:style-name="P16">525</text:p>
          </table:table-cell>
        </table:table-row>
        <table:table-row>
          <table:table-cell table:style-name="Tabelle17.E1" office:value-type="string">
            <text:p text:style-name="P5">P001-4-2-2</text:p>
          </table:table-cell>
          <table:table-cell table:style-name="Tabelle17.E1" office:value-type="string">
            <text:p text:style-name="P5">IT-Security Self-Assignment</text:p>
          </table:table-cell>
          <table:table-cell table:style-name="Tabelle17.E1" office:value-type="string">
            <text:p text:style-name="P5">P001-1-1-1</text:p>
          </table:table-cell>
          <table:table-cell table:style-name="Tabelle17.E1" office:value-type="string">
            <text:p text:style-name="P5">P001-4-3-1</text:p>
          </table:table-cell>
          <table:table-cell table:style-name="Tabelle17.E1" office:value-type="string">
            <text:p text:style-name="P5">2010-10-12</text:p>
          </table:table-cell>
          <table:table-cell table:style-name="Tabelle17.E1" office:value-type="string">
            <text:p text:style-name="P5">2010-10-15</text:p>
          </table:table-cell>
          <table:table-cell table:style-name="Tabelle17.E1" office:value-type="string">
            <text:p text:style-name="P6">4</text:p>
          </table:table-cell>
          <table:table-cell table:style-name="Tabelle17.H1" office:value-type="string">
            <text:p text:style-name="P16">18</text:p>
          </table:table-cell>
        </table:table-row>
        <table:table-row>
          <table:table-cell table:style-name="Tabelle17.E1" office:value-type="string">
            <text:p text:style-name="P7">P001-4-3-0</text:p>
          </table:table-cell>
          <table:table-cell table:style-name="Tabelle17.E1" office:value-type="string">
            <text:p text:style-name="P7">Systeme 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4-3-1</text:p>
          </table:table-cell>
          <table:table-cell table:style-name="Tabelle17.E1" office:value-type="string">
            <text:p text:style-name="P5">Ressourcen-Katalog</text:p>
          </table:table-cell>
          <table:table-cell table:style-name="Tabelle17.E1" office:value-type="string">
            <text:p text:style-name="P5">P001-4-2-2</text:p>
          </table:table-cell>
          <table:table-cell table:style-name="Tabelle17.E1" office:value-type="string">
            <text:p text:style-name="P5">P001-4-3-2</text:p>
          </table:table-cell>
          <table:table-cell table:style-name="Tabelle17.E1" office:value-type="string">
            <text:p text:style-name="P5">2010-10-18</text:p>
          </table:table-cell>
          <table:table-cell table:style-name="Tabelle17.E1" office:value-type="string">
            <text:p text:style-name="P5">2010-10-18</text:p>
          </table:table-cell>
          <table:table-cell table:style-name="Tabelle17.E1" office:value-type="string">
            <text:p text:style-name="P6">1</text:p>
          </table:table-cell>
          <table:table-cell table:style-name="Tabelle17.H1" office:value-type="string">
            <text:p text:style-name="P16">14</text:p>
          </table:table-cell>
        </table:table-row>
        <table:table-row>
          <table:table-cell table:style-name="Tabelle17.E1" office:value-type="string">
            <text:p text:style-name="P5">P001-4-3-2</text:p>
          </table:table-cell>
          <table:table-cell table:style-name="Tabelle17.E1" office:value-type="string">
            <text:p text:style-name="P5">Dokumentation ( Handbücher, Schaltpläne )</text:p>
          </table:table-cell>
          <table:table-cell table:style-name="Tabelle17.E1" office:value-type="string">
            <text:p text:style-name="P5">P001-4-3-1</text:p>
          </table:table-cell>
          <table:table-cell table:style-name="Tabelle17.E1" office:value-type="string">
            <text:p text:style-name="P5">P001-4-4-1</text:p>
          </table:table-cell>
          <table:table-cell table:style-name="Tabelle17.E1" office:value-type="string">
            <text:p text:style-name="P5">2010-10-19</text:p>
          </table:table-cell>
          <table:table-cell table:style-name="Tabelle17.E1" office:value-type="string">
            <text:p text:style-name="P5">2010-10-19</text:p>
          </table:table-cell>
          <table:table-cell table:style-name="Tabelle17.E1" office:value-type="string">
            <text:p text:style-name="P6">1</text:p>
          </table:table-cell>
          <table:table-cell table:style-name="Tabelle17.H1" office:value-type="string">
            <text:p text:style-name="P16">14</text:p>
          </table:table-cell>
        </table:table-row>
        <table:table-row>
          <table:table-cell table:style-name="Tabelle17.E1" office:value-type="string">
            <text:p text:style-name="P7">P001-4-4-0</text:p>
          </table:table-cell>
          <table:table-cell table:style-name="Tabelle17.E1" office:value-type="string">
            <text:p text:style-name="P7">Betrieb </text:p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5"/>
          </table:table-cell>
          <table:table-cell table:style-name="Tabelle17.E1" office:value-type="string">
            <text:p text:style-name="P6"/>
          </table:table-cell>
          <table:table-cell table:style-name="Tabelle17.H1" office:value-type="string">
            <text:p text:style-name="P6"/>
          </table:table-cell>
        </table:table-row>
        <table:table-row>
          <table:table-cell table:style-name="Tabelle17.E1" office:value-type="string">
            <text:p text:style-name="P5">P001-4-4-1</text:p>
          </table:table-cell>
          <table:table-cell table:style-name="Tabelle17.E1" office:value-type="string">
            <text:p text:style-name="P5">Kennzahlen-System</text:p>
          </table:table-cell>
          <table:table-cell table:style-name="Tabelle17.E1" office:value-type="string">
            <text:p text:style-name="P5">P001-4-3-2</text:p>
          </table:table-cell>
          <table:table-cell table:style-name="Tabelle17.E1" office:value-type="string">
            <text:p text:style-name="P5">P001-3-2-1</text:p>
          </table:table-cell>
          <table:table-cell table:style-name="Tabelle17.E1" office:value-type="string">
            <text:p text:style-name="P5">2010-10-20</text:p>
          </table:table-cell>
          <table:table-cell table:style-name="Tabelle17.E1" office:value-type="string">
            <text:p text:style-name="P5">2010-10-21</text:p>
          </table:table-cell>
          <table:table-cell table:style-name="Tabelle17.E1" office:value-type="string">
            <text:p text:style-name="P6">2</text:p>
          </table:table-cell>
          <table:table-cell table:style-name="Tabelle17.H1" office:value-type="string">
            <text:p text:style-name="P16">20</text:p>
          </table:table-cell>
        </table:table-row>
        <table:table-row>
          <table:table-cell table:style-name="Tabelle17.E1" office:value-type="string">
            <text:p text:style-name="P5">P001-4-4-2</text:p>
          </table:table-cell>
          <table:table-cell table:style-name="Tabelle17.E1" office:value-type="string">
            <text:p text:style-name="P5">Engpass-Analyse</text:p>
          </table:table-cell>
          <table:table-cell table:style-name="Tabelle17.E1" office:value-type="string">
            <text:p text:style-name="P5">P001-4-2-1</text:p>
          </table:table-cell>
          <table:table-cell table:style-name="Tabelle17.E1" office:value-type="string">
            <text:p text:style-name="P5">P001-3-2-1</text:p>
          </table:table-cell>
          <table:table-cell table:style-name="Tabelle17.E1" office:value-type="string">
            <text:p text:style-name="P5">2011-05-24</text:p>
          </table:table-cell>
          <table:table-cell table:style-name="Tabelle17.E1" office:value-type="string">
            <text:p text:style-name="P5">2011-06-03</text:p>
          </table:table-cell>
          <table:table-cell table:style-name="Tabelle17.E1" office:value-type="string">
            <text:p text:style-name="P6">8</text:p>
          </table:table-cell>
          <table:table-cell table:style-name="Tabelle17.H1" office:value-type="string">
            <text:p text:style-name="P16">18</text:p>
          </table:table-cell>
        </table:table-row>
      </table:table>
      <text:p text:style-name="P2">Tabelle 16: Auflisten der Arbeitspakete oder/und Vorgänge des Phasenplans mit Angaben <text:soft-page-break/>zur Dauer und zu den Anordnungsbeziehungen (Art, Zeitabstand) </text:p>
      <text:p text:style-name="P2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column table:style-name="Tabelle26.E"/>
        <table:table-column table:style-name="Tabelle26.F"/>
        <table:table-row>
          <table:table-cell table:style-name="Tabelle26.A1" office:value-type="string">
            <text:p text:style-name="P12">Codierung</text:p>
          </table:table-cell>
          <table:table-cell table:style-name="Tabelle26.A1" office:value-type="string">
            <text:p text:style-name="P12">Bezeichnung</text:p>
          </table:table-cell>
          <table:table-cell table:style-name="Tabelle26.A1" office:value-type="string">
            <text:p text:style-name="P12">Vorgänger</text:p>
          </table:table-cell>
          <table:table-cell table:style-name="Tabelle26.A1" office:value-type="string">
            <text:p text:style-name="P12">Nachfolger</text:p>
          </table:table-cell>
          <table:table-cell table:style-name="Tabelle26.A1" office:value-type="string">
            <text:p text:style-name="P12">Datum</text:p>
          </table:table-cell>
          <table:table-cell table:style-name="Tabelle26.F1" office:value-type="string">
            <text:p text:style-name="P17">Dauer /d</text:p>
          </table:table-cell>
        </table:table-row>
        <table:table-row>
          <table:table-cell table:style-name="Tabelle26.A2" office:value-type="string">
            <text:p text:style-name="P5">P001-M1</text:p>
          </table:table-cell>
          <table:table-cell table:style-name="Tabelle26.A2" office:value-type="string">
            <text:p text:style-name="P5">Projektbeginn</text:p>
          </table:table-cell>
          <table:table-cell table:style-name="Tabelle26.A2" office:value-type="string">
            <text:p text:style-name="P5">-</text:p>
          </table:table-cell>
          <table:table-cell table:style-name="Tabelle26.A2" office:value-type="string">
            <text:p text:style-name="P5">P001-3-1-1</text:p>
          </table:table-cell>
          <table:table-cell table:style-name="Tabelle26.A2" office:value-type="string">
            <text:p text:style-name="P5">2010-01-09</text:p>
          </table:table-cell>
          <table:table-cell table:style-name="Tabelle26.F2" office:value-type="string">
            <text:p text:style-name="P6">0</text:p>
          </table:table-cell>
        </table:table-row>
        <table:table-row>
          <table:table-cell table:style-name="Tabelle26.A2" office:value-type="string">
            <text:p text:style-name="P5">P001-M2</text:p>
          </table:table-cell>
          <table:table-cell table:style-name="Tabelle26.A2" office:value-type="string">
            <text:p text:style-name="P5">Projekt ist gestartet</text:p>
          </table:table-cell>
          <table:table-cell table:style-name="Tabelle26.A2" office:value-type="string">
            <text:p text:style-name="P5">P001-3-1-2</text:p>
          </table:table-cell>
          <table:table-cell table:style-name="Tabelle26.A2" office:value-type="string">
            <text:p text:style-name="P5">P001-1-2-2,</text:p>
            <text:p text:style-name="P5">P001-2-2-3,</text:p>
            <text:p text:style-name="P5">P001-2-2-1</text:p>
          </table:table-cell>
          <table:table-cell table:style-name="Tabelle26.A2" office:value-type="string">
            <text:p text:style-name="P5">2010-09-17</text:p>
          </table:table-cell>
          <table:table-cell table:style-name="Tabelle26.F2" office:value-type="string">
            <text:p text:style-name="P6">0</text:p>
          </table:table-cell>
        </table:table-row>
        <table:table-row>
          <table:table-cell table:style-name="Tabelle26.A2" office:value-type="string">
            <text:p text:style-name="P5">P001-M3</text:p>
          </table:table-cell>
          <table:table-cell table:style-name="Tabelle26.A2" office:value-type="string">
            <text:p text:style-name="P5">Datenaufnahme beendet</text:p>
          </table:table-cell>
          <table:table-cell table:style-name="Tabelle26.A2" office:value-type="string">
            <text:p text:style-name="P5">P001-1-2-2,</text:p>
            <text:p text:style-name="P5">P001-2-2-3,</text:p>
            <text:p text:style-name="P5">P001-3-2-1</text:p>
          </table:table-cell>
          <table:table-cell table:style-name="Tabelle26.A2" office:value-type="string">
            <text:p text:style-name="P5">P001-2-2-4</text:p>
          </table:table-cell>
          <table:table-cell table:style-name="Tabelle26.A2" office:value-type="string">
            <text:p text:style-name="P5">2010-06-01</text:p>
          </table:table-cell>
          <table:table-cell table:style-name="Tabelle26.F2" office:value-type="string">
            <text:p text:style-name="P6">0</text:p>
          </table:table-cell>
        </table:table-row>
        <table:table-row>
          <table:table-cell table:style-name="Tabelle26.A2" office:value-type="string">
            <text:p text:style-name="P5">P001-M4</text:p>
          </table:table-cell>
          <table:table-cell table:style-name="Tabelle26.A2" office:value-type="string">
            <text:p text:style-name="P5">Referenzmodell fertig</text:p>
          </table:table-cell>
          <table:table-cell table:style-name="Tabelle26.A2" office:value-type="string">
            <text:p text:style-name="P5">P001-2-1-4,</text:p>
            <text:p text:style-name="P5">P001-2-2-4,</text:p>
            <text:p text:style-name="P5">P001-3-2-1</text:p>
          </table:table-cell>
          <table:table-cell table:style-name="Tabelle26.A2" office:value-type="string">
            <text:p text:style-name="P5">P001-3-3-1</text:p>
          </table:table-cell>
          <table:table-cell table:style-name="Tabelle26.A2" office:value-type="string">
            <text:p text:style-name="P5">2011-06-20</text:p>
          </table:table-cell>
          <table:table-cell table:style-name="Tabelle26.F2" office:value-type="string">
            <text:p text:style-name="P6">0</text:p>
          </table:table-cell>
        </table:table-row>
        <table:table-row>
          <table:table-cell table:style-name="Tabelle26.A2" office:value-type="string">
            <text:p text:style-name="P5">P001-M5</text:p>
          </table:table-cell>
          <table:table-cell table:style-name="Tabelle26.A2" office:value-type="string">
            <text:p text:style-name="P5">Qualitäts-management-System ist eingeführt</text:p>
          </table:table-cell>
          <table:table-cell table:style-name="Tabelle26.A2" office:value-type="string">
            <text:p text:style-name="P5">P001-3-2-1</text:p>
          </table:table-cell>
          <table:table-cell table:style-name="Tabelle26.A2" office:value-type="string">
            <text:p text:style-name="P5">P001-3-3-2</text:p>
          </table:table-cell>
          <table:table-cell table:style-name="Tabelle26.A2" office:value-type="string">
            <text:p text:style-name="P5">2011-07-29</text:p>
          </table:table-cell>
          <table:table-cell table:style-name="Tabelle26.F2" office:value-type="string">
            <text:p text:style-name="P6">0</text:p>
          </table:table-cell>
        </table:table-row>
        <table:table-row>
          <table:table-cell table:style-name="Tabelle26.A2" office:value-type="string">
            <text:p text:style-name="P5">P001-M6</text:p>
          </table:table-cell>
          <table:table-cell table:style-name="Tabelle26.A2" office:value-type="string">
            <text:p text:style-name="P5">Audit durchgeführt</text:p>
          </table:table-cell>
          <table:table-cell table:style-name="Tabelle26.A2" office:value-type="string">
            <text:p text:style-name="P5">P001-3-2-1</text:p>
          </table:table-cell>
          <table:table-cell table:style-name="Tabelle26.A2" office:value-type="string">
            <text:p text:style-name="P5">P001-3-3-4</text:p>
          </table:table-cell>
          <table:table-cell table:style-name="Tabelle26.A2" office:value-type="string">
            <text:p text:style-name="P5">2011-08-23</text:p>
          </table:table-cell>
          <table:table-cell table:style-name="Tabelle26.F2" office:value-type="string">
            <text:p text:style-name="P6">0</text:p>
          </table:table-cell>
        </table:table-row>
        <table:table-row>
          <table:table-cell table:style-name="Tabelle26.A2" office:value-type="string">
            <text:p text:style-name="P5">P001-M7</text:p>
          </table:table-cell>
          <table:table-cell table:style-name="Tabelle26.A2" office:value-type="string">
            <text:p text:style-name="P5">Projektabschluss</text:p>
          </table:table-cell>
          <table:table-cell table:style-name="Tabelle26.A2" office:value-type="string">
            <text:p text:style-name="P5">P001-3-1-3</text:p>
          </table:table-cell>
          <table:table-cell table:style-name="Tabelle26.A2" office:value-type="string">
            <text:p text:style-name="P5">P001-M8</text:p>
          </table:table-cell>
          <table:table-cell table:style-name="Tabelle26.A2" office:value-type="string">
            <text:p text:style-name="P5">2011-08-31</text:p>
          </table:table-cell>
          <table:table-cell table:style-name="Tabelle26.F2" office:value-type="string">
            <text:p text:style-name="P6">0</text:p>
          </table:table-cell>
        </table:table-row>
        <table:table-row>
          <table:table-cell table:style-name="Tabelle26.A2" office:value-type="string">
            <text:p text:style-name="P5">P001-M8</text:p>
          </table:table-cell>
          <table:table-cell table:style-name="Tabelle26.A2" office:value-type="string">
            <text:p text:style-name="P5">Projektende</text:p>
          </table:table-cell>
          <table:table-cell table:style-name="Tabelle26.A2" office:value-type="string">
            <text:p text:style-name="P5">P001-M7</text:p>
          </table:table-cell>
          <table:table-cell table:style-name="Tabelle26.A2" office:value-type="string">
            <text:p text:style-name="P5">-</text:p>
          </table:table-cell>
          <table:table-cell table:style-name="Tabelle26.A2" office:value-type="string">
            <text:p text:style-name="P5">2011-08-31</text:p>
          </table:table-cell>
          <table:table-cell table:style-name="Tabelle26.F2" office:value-type="string">
            <text:p text:style-name="P6">0</text:p>
          </table:table-cell>
        </table:table-row>
      </table:table>
      <text:p text:style-name="P2">Tabelle 17: Auflisten der Meilensteine des Phasenplans mit Angaben zur Dauer und zu den Anordnungsbeziehungen (Art, Zeitabstand) </text:p>
      <text:p text:style-name="P3"/>
      <text:p text:style-name="P9"/>
      <text:list xml:id="list34552837" text:style-name="L1">
        <text:list-header>
          <text:p text:style-name="P18"/>
          <text:list>
            <text:list-header>
              <text:p text:style-name="P18"/>
            </text:list-header>
          </text:list>
        </text:list-header>
      </text:list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3H18M50S</meta:editing-duration>
    <meta:editing-cycles>477</meta:editing-cycles>
    <meta:generator>LibreOffice/3.6$Windows_x86 LibreOffice_project/e183d5b-f8ccaf6-3804794-95b4be8-895629</meta:generator>
    <dc:date>2015-05-16T14:40:58.66</dc:date>
    <meta:document-statistic meta:table-count="2" meta:image-count="0" meta:object-count="0" meta:page-count="3" meta:paragraph-count="358" meta:word-count="429" meta:character-count="3754" meta:non-whitespace-character-count="3673"/>
    <meta:user-defined meta:name="Info 1"/>
    <meta:user-defined meta:name="Info 2"/>
    <meta:user-defined meta:name="Info 3"/>
    <meta:user-defined meta:name="Info 4"/>
  </office:meta>
</office:document-meta>
</file>